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5e2c7" officeooo:paragraph-rsid="0015e2c7" style:font-weight-asian="bold" style:font-weight-complex="bold"/>
    </style:style>
    <style:style style:name="P2" style:family="paragraph" style:parent-style-name="Standard">
      <style:text-properties fo:font-style="normal" officeooo:rsid="0015e2c7" officeooo:paragraph-rsid="0015e2c7" style:font-style-asian="normal" style:font-style-complex="normal"/>
    </style:style>
    <style:style style:name="P3" style:family="paragraph" style:parent-style-name="Standard">
      <style:text-properties fo:font-style="normal" officeooo:rsid="00175a35" officeooo:paragraph-rsid="00175a35" style:font-style-asian="normal" style:font-style-complex="normal"/>
    </style:style>
    <style:style style:name="P4" style:family="paragraph" style:parent-style-name="Standard">
      <style:text-properties fo:font-style="normal" officeooo:rsid="00186f01" officeooo:paragraph-rsid="00186f01" style:font-style-asian="normal" style:font-style-complex="normal"/>
    </style:style>
    <style:style style:name="P5" style:family="paragraph" style:parent-style-name="Standard">
      <style:text-properties officeooo:paragraph-rsid="00175a35"/>
    </style:style>
    <style:style style:name="P6" style:family="paragraph" style:parent-style-name="Standard">
      <style:text-properties officeooo:paragraph-rsid="001790a7"/>
    </style:style>
    <style:style style:name="P7" style:family="paragraph" style:parent-style-name="Standard">
      <style:text-properties fo:font-style="italic" officeooo:rsid="00175a35" officeooo:paragraph-rsid="00175a35" style:font-style-asian="italic" style:font-style-complex="italic"/>
    </style:style>
    <style:style style:name="P8" style:family="paragraph" style:parent-style-name="Standard">
      <style:text-properties fo:font-style="italic" officeooo:rsid="00186f01" officeooo:paragraph-rsid="00186f01" style:font-style-asian="italic" style:font-style-complex="italic"/>
    </style:style>
    <style:style style:name="P9" style:family="paragraph" style:parent-style-name="Standard">
      <style:text-properties fo:font-style="italic" officeooo:paragraph-rsid="001790a7" style:font-style-asian="italic" style:font-style-complex="italic"/>
    </style:style>
    <style:style style:name="P10" style:family="paragraph" style:parent-style-name="Standard">
      <style:text-properties officeooo:paragraph-rsid="001a6441"/>
    </style:style>
    <style:style style:name="P11" style:family="paragraph" style:parent-style-name="Standard">
      <style:text-properties officeooo:rsid="001e343d" officeooo:paragraph-rsid="001f2e1c"/>
    </style:style>
    <style:style style:name="P12" style:family="paragraph" style:parent-style-name="Standard">
      <style:text-properties officeooo:paragraph-rsid="001e343d"/>
    </style:style>
    <style:style style:name="P13" style:family="paragraph" style:parent-style-name="Standard">
      <style:text-properties fo:font-style="normal" officeooo:rsid="00186f01" officeooo:paragraph-rsid="001790a7" style:font-style-asian="normal" style:font-style-complex="normal"/>
    </style:style>
    <style:style style:name="P14" style:family="paragraph" style:parent-style-name="Standard">
      <style:text-properties fo:font-style="normal" officeooo:rsid="001a6441" officeooo:paragraph-rsid="001a6441" style:font-style-asian="normal" style:font-style-complex="normal"/>
    </style:style>
    <style:style style:name="P15" style:family="paragraph" style:parent-style-name="Standard">
      <style:text-properties fo:font-style="normal" officeooo:rsid="001e343d" officeooo:paragraph-rsid="001e343d" style:font-style-asian="normal" style:font-style-complex="normal"/>
    </style:style>
    <style:style style:name="P16" style:family="paragraph" style:parent-style-name="Standard">
      <style:text-properties fo:font-style="normal" officeooo:rsid="001f2e1c" officeooo:paragraph-rsid="001f2e1c" style:font-style-asian="normal" style:font-style-complex="normal"/>
    </style:style>
    <style:style style:name="P17" style:family="paragraph" style:parent-style-name="Standard">
      <style:text-properties fo:font-style="normal" officeooo:rsid="0023b0ef" officeooo:paragraph-rsid="0023b0ef" style:font-style-asian="normal" style:font-style-complex="normal"/>
    </style:style>
    <style:style style:name="P18" style:family="paragraph" style:parent-style-name="Standard">
      <style:text-properties fo:font-style="italic" officeooo:rsid="00186f01" officeooo:paragraph-rsid="001790a7" style:font-style-asian="italic" style:font-style-complex="italic"/>
    </style:style>
    <style:style style:name="P19" style:family="paragraph" style:parent-style-name="Standard">
      <style:text-properties fo:font-style="italic" officeooo:rsid="00186f01" officeooo:paragraph-rsid="00186f01" style:font-style-asian="italic" style:font-style-complex="italic"/>
    </style:style>
    <style:style style:name="P20" style:family="paragraph" style:parent-style-name="Standard">
      <style:text-properties fo:font-style="italic" officeooo:rsid="0022eff0" officeooo:paragraph-rsid="0022eff0" style:font-style-asian="italic" style:font-style-complex="italic"/>
    </style:style>
    <style:style style:name="P21" style:family="paragraph" style:parent-style-name="Standard">
      <style:text-properties officeooo:paragraph-rsid="0022eff0"/>
    </style:style>
    <style:style style:name="P22" style:family="paragraph" style:parent-style-name="Standard">
      <style:text-properties officeooo:paragraph-rsid="002a15f0"/>
    </style:style>
    <style:style style:name="P23" style:family="paragraph" style:parent-style-name="Standard">
      <style:text-properties officeooo:paragraph-rsid="002dc068"/>
    </style:style>
    <style:style style:name="P24" style:family="paragraph" style:parent-style-name="Standard">
      <style:text-properties officeooo:rsid="002e8ed7" officeooo:paragraph-rsid="002e8ed7"/>
    </style:style>
    <style:style style:name="P25" style:family="paragraph" style:parent-style-name="Standard">
      <style:text-properties officeooo:paragraph-rsid="0032b620"/>
    </style:style>
    <style:style style:name="P26" style:family="paragraph" style:parent-style-name="Standard">
      <style:text-properties officeooo:paragraph-rsid="00336c0a"/>
    </style:style>
    <style:style style:name="P27" style:family="paragraph" style:parent-style-name="Standard">
      <style:text-properties officeooo:rsid="00359189" officeooo:paragraph-rsid="00359189"/>
    </style:style>
    <style:style style:name="P28" style:family="paragraph" style:parent-style-name="Standard">
      <style:text-properties officeooo:paragraph-rsid="00359189"/>
    </style:style>
    <style:style style:name="P29" style:family="paragraph" style:parent-style-name="Standard">
      <style:text-properties officeooo:paragraph-rsid="00175a35"/>
    </style:style>
    <style:style style:name="T1" style:family="text">
      <style:text-properties officeooo:rsid="0015e2c7"/>
    </style:style>
    <style:style style:name="T2" style:family="text">
      <style:text-properties fo:font-style="italic" style:font-style-asian="italic" style:font-style-complex="italic"/>
    </style:style>
    <style:style style:name="T3" style:family="text">
      <style:text-properties fo:font-style="italic" officeooo:rsid="0015e2c7" style:font-style-asian="italic" style:font-style-complex="italic"/>
    </style:style>
    <style:style style:name="T4" style:family="text">
      <style:text-properties fo:font-style="italic" officeooo:rsid="001790a7" style:font-style-asian="italic" style:font-style-complex="italic"/>
    </style:style>
    <style:style style:name="T5" style:family="text">
      <style:text-properties fo:font-style="italic" officeooo:rsid="00186f01" style:font-style-asian="italic" style:font-style-complex="italic"/>
    </style:style>
    <style:style style:name="T6" style:family="text">
      <style:text-properties fo:font-style="italic" officeooo:rsid="001e343d" style:font-style-asian="italic" style:font-style-complex="italic"/>
    </style:style>
    <style:style style:name="T7" style:family="text">
      <style:text-properties fo:font-style="italic" officeooo:rsid="00175a35" style:font-style-asian="italic" style:font-style-complex="italic"/>
    </style:style>
    <style:style style:name="T8" style:family="text">
      <style:text-properties fo:font-style="italic" officeooo:rsid="0022eff0" style:font-style-asian="italic" style:font-style-complex="italic"/>
    </style:style>
    <style:style style:name="T9" style:family="text">
      <style:text-properties fo:font-style="italic" officeooo:rsid="0023b0ef" style:font-style-asian="italic" style:font-style-complex="italic"/>
    </style:style>
    <style:style style:name="T10" style:family="text">
      <style:text-properties fo:font-style="italic" officeooo:rsid="00274b6e" style:font-style-asian="italic" style:font-style-complex="italic"/>
    </style:style>
    <style:style style:name="T11" style:family="text">
      <style:text-properties fo:font-style="italic" officeooo:rsid="002849f3" style:font-style-asian="italic" style:font-style-complex="italic"/>
    </style:style>
    <style:style style:name="T12" style:family="text">
      <style:text-properties fo:font-style="italic" officeooo:rsid="002dca39" style:font-style-asian="italic" style:font-style-complex="italic"/>
    </style:style>
    <style:style style:name="T13" style:family="text">
      <style:text-properties fo:font-style="italic" officeooo:rsid="002eaf39" style:font-style-asian="italic" style:font-style-complex="italic"/>
    </style:style>
    <style:style style:name="T14" style:family="text">
      <style:text-properties fo:font-style="italic" officeooo:rsid="00305265" style:font-style-asian="italic" style:font-style-complex="italic"/>
    </style:style>
    <style:style style:name="T15" style:family="text">
      <style:text-properties fo:font-style="italic" officeooo:rsid="00336c0a" style:font-style-asian="italic" style:font-style-complex="italic"/>
    </style:style>
    <style:style style:name="T16" style:family="text">
      <style:text-properties fo:font-style="italic" officeooo:rsid="003536e5" style:font-style-asian="italic" style:font-style-complex="italic"/>
    </style:style>
    <style:style style:name="T17" style:family="text">
      <style:text-properties fo:font-style="italic" officeooo:rsid="00361840"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5e2c7" style:font-style-asian="normal" style:font-style-complex="normal"/>
    </style:style>
    <style:style style:name="T20" style:family="text">
      <style:text-properties fo:font-style="normal" officeooo:rsid="001790a7" style:font-style-asian="normal" style:font-style-complex="normal"/>
    </style:style>
    <style:style style:name="T21" style:family="text">
      <style:text-properties fo:font-style="normal" officeooo:rsid="00186f01" style:font-style-asian="normal" style:font-style-complex="normal"/>
    </style:style>
    <style:style style:name="T22" style:family="text">
      <style:text-properties fo:font-style="normal" officeooo:rsid="001a6441" style:font-style-asian="normal" style:font-style-complex="normal"/>
    </style:style>
    <style:style style:name="T23" style:family="text">
      <style:text-properties fo:font-style="normal" officeooo:rsid="001b9d69" style:font-style-asian="normal" style:font-style-complex="normal"/>
    </style:style>
    <style:style style:name="T24" style:family="text">
      <style:text-properties fo:font-style="normal" officeooo:rsid="001d54f5" style:font-style-asian="normal" style:font-style-complex="normal"/>
    </style:style>
    <style:style style:name="T25" style:family="text">
      <style:text-properties fo:font-style="normal" officeooo:rsid="001e343d" style:font-style-asian="normal" style:font-style-complex="normal"/>
    </style:style>
    <style:style style:name="T26" style:family="text">
      <style:text-properties fo:font-style="normal" officeooo:rsid="001f2e1c" style:font-style-asian="normal" style:font-style-complex="normal"/>
    </style:style>
    <style:style style:name="T27" style:family="text">
      <style:text-properties fo:font-style="normal" officeooo:rsid="0022eff0" style:font-style-asian="normal" style:font-style-complex="normal"/>
    </style:style>
    <style:style style:name="T28" style:family="text">
      <style:text-properties fo:font-style="normal" officeooo:rsid="002849f3" style:font-style-asian="normal" style:font-style-complex="normal"/>
    </style:style>
    <style:style style:name="T29" style:family="text">
      <style:text-properties fo:font-style="normal" officeooo:rsid="00289a60" style:font-style-asian="normal" style:font-style-complex="normal"/>
    </style:style>
    <style:style style:name="T30" style:family="text">
      <style:text-properties fo:font-style="normal" officeooo:rsid="002a15f0" style:font-style-asian="normal" style:font-style-complex="normal"/>
    </style:style>
    <style:style style:name="T31" style:family="text">
      <style:text-properties fo:font-style="normal" officeooo:rsid="002d2013" style:font-style-asian="normal" style:font-style-complex="normal"/>
    </style:style>
    <style:style style:name="T32" style:family="text">
      <style:text-properties fo:font-style="normal" officeooo:rsid="002dc068" style:font-style-asian="normal" style:font-style-complex="normal"/>
    </style:style>
    <style:style style:name="T33" style:family="text">
      <style:text-properties fo:font-style="normal" officeooo:rsid="002dca39" style:font-style-asian="normal" style:font-style-complex="normal"/>
    </style:style>
    <style:style style:name="T34" style:family="text">
      <style:text-properties fo:font-style="normal" officeooo:rsid="002e0afa" style:font-style-asian="normal" style:font-style-complex="normal"/>
    </style:style>
    <style:style style:name="T35" style:family="text">
      <style:text-properties fo:font-style="normal" officeooo:rsid="002eaf39" style:font-style-asian="normal" style:font-style-complex="normal"/>
    </style:style>
    <style:style style:name="T36" style:family="text">
      <style:text-properties fo:font-style="normal" officeooo:rsid="00274b6e" style:font-style-asian="normal" style:font-style-complex="normal"/>
    </style:style>
    <style:style style:name="T37" style:family="text">
      <style:text-properties fo:font-style="normal" officeooo:rsid="003236e5" style:font-style-asian="normal" style:font-style-complex="normal"/>
    </style:style>
    <style:style style:name="T38" style:family="text">
      <style:text-properties fo:font-style="normal" officeooo:rsid="0032b620" style:font-style-asian="normal" style:font-style-complex="normal"/>
    </style:style>
    <style:style style:name="T39" style:family="text">
      <style:text-properties fo:font-style="normal" officeooo:rsid="00305265" style:font-style-asian="normal" style:font-style-complex="normal"/>
    </style:style>
    <style:style style:name="T40" style:family="text">
      <style:text-properties fo:font-style="normal" officeooo:rsid="00336c0a" style:font-style-asian="normal" style:font-style-complex="normal"/>
    </style:style>
    <style:style style:name="T41" style:family="text">
      <style:text-properties fo:font-style="normal" officeooo:rsid="003536e5" style:font-style-asian="normal" style:font-style-complex="normal"/>
    </style:style>
    <style:style style:name="T42" style:family="text">
      <style:text-properties fo:font-style="normal" officeooo:rsid="00361840" style:font-style-asian="normal" style:font-style-complex="normal"/>
    </style:style>
    <style:style style:name="T43" style:family="text">
      <style:text-properties fo:font-style="normal" officeooo:rsid="00359189" style:font-style-asian="normal" style:font-style-complex="normal"/>
    </style:style>
    <style:style style:name="T44" style:family="text">
      <style:text-properties fo:font-style="normal" officeooo:rsid="00175a35" style:font-style-asian="normal" style:font-style-complex="normal"/>
    </style:style>
    <style:style style:name="T45" style:family="text">
      <style:text-properties fo:font-style="normal" officeooo:rsid="003806a7" style:font-style-asian="normal" style:font-style-complex="normal"/>
    </style:style>
    <style:style style:name="T46" style:family="text">
      <style:text-properties officeooo:rsid="00175a35"/>
    </style:style>
    <style:style style:name="T47" style:family="text">
      <style:text-properties officeooo:rsid="001790a7"/>
    </style:style>
    <style:style style:name="T48" style:family="text">
      <style:text-properties officeooo:rsid="0022eff0"/>
    </style:style>
    <style:style style:name="T49" style:family="text">
      <style:text-properties officeooo:rsid="00259fae"/>
    </style:style>
    <style:style style:name="T50" style:family="text">
      <style:text-properties officeooo:rsid="00274b6e"/>
    </style:style>
    <style:style style:name="T51" style:family="text">
      <style:text-properties officeooo:rsid="00361840"/>
    </style:style>
    <style:style style:name="T52" style:family="text">
      <style:text-properties officeooo:rsid="003806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licating analysis in Community advocacy forums and public service delivery in Uganda</text:p>
      <text:p text:style-name="P1">Impact, and the role of information, deliberation, and administrative placement</text:p>
      <text:p text:style-name="P1"/>
      <text:p text:style-name="P5"><text:span text:style-name="T1">NOTE: </text:span><text:span text:style-name="T46">Research projects </text:span>take years to complete. <text:span text:style-name="T46">They generally</text:span> ha<text:span text:style-name="T46">ve</text:span> different outputs at different points in time <text:span text:style-name="T46">(eg preliminary report to a donor, a paper for a conference, a paper for a journal,…). Furthermore</text:span> <text:span text:style-name="T46">different researchers around the world work on files that read in data and return a set of results</text:span>. <text:span text:style-name="T46">Often multiple researchers work on the same code.</text:span> <text:span text:style-name="T46">This leads to file structures that are often difficult to track, and replicating a set of results that were obtained at one point in time for a particular output by a certain researcher can be challenging.</text:span></text:p>
      <text:p text:style-name="P5"/>
      <text:p text:style-name="P6"><text:span text:style-name="T47">Therefor, a workflow that tracks the progress of a project over time is useful. We use Git, a decentralized revision control tool, to do so (see </text:span><text:a xlink:type="simple" xlink:href="https://www.ifpri.org/blog/encouraging-transparency-agricultural-research" text:style-name="Internet_20_link" text:visited-style-name="Visited_20_Internet_20_Link"><text:span text:style-name="T47">https://www.ifpri.org/blog/encouraging-transparency-agricultural-research</text:span></text:a><text:span text:style-name="T47">). As such, it is highly</text:span><text:span text:style-name="T1"> recommended to use Git when replicating the analysis! </text:span><text:span text:style-name="T47">To do so, </text:span><text:span text:style-name="T1">Clone </text:span><text:a xlink:type="simple" xlink:href="https://github.com/bjvca/baraza.git" text:style-name="Internet_20_link" text:visited-style-name="Visited_20_Internet_20_Link"><text:span text:style-name="T3">https://github.com/bjvca/baraza.git</text:span></text:a><text:span text:style-name="T1"> into a local directory and switch to branch </text:span><text:span text:style-name="T3">report_3ie. </text:span><text:span text:style-name="T19">This will download all data and files needed into the different directories. One then simply can run the R scripts in the </text:span><text:span text:style-name="T3">report </text:span><text:span text:style-name="T27">and </text:span><text:span text:style-name="T8">sc_report</text:span><text:span text:style-name="T27"> directories </text:span><text:span text:style-name="T19">to get the results.</text:span></text:p>
      <text:p text:style-name="P2"/>
      <text:p text:style-name="P5"><text:span text:style-name="T44">Alternatively, the analysis can be replicated using data.zip and code.zip. Create a new directory for the project (for example </text:span><text:span text:style-name="T7">baraza</text:span><text:span text:style-name="T44">). In this new directory, create </text:span><text:span text:style-name="T27">4</text:span><text:span text:style-name="T20"> more directories: on</text:span><text:span text:style-name="T27">e</text:span><text:span text:style-name="T20"> called </text:span><text:span text:style-name="T4">data</text:span><text:span text:style-name="T20">, on</text:span><text:span text:style-name="T27">e</text:span><text:span text:style-name="T20"> called </text:span><text:span text:style-name="T4">questionnaire,</text:span><text:span text:style-name="T20"> </text:span><text:span text:style-name="T27">one called</text:span><text:span text:style-name="T8"> sc_report</text:span><text:span text:style-name="T27">,</text:span><text:span text:style-name="T20"> and one called </text:span><text:span text:style-name="T4">report</text:span><text:span text:style-name="T20">. Extract </text:span><text:span text:style-name="T45">the following</text:span><text:span text:style-name="T20"> files that are in </text:span><text:span text:style-name="T4">code.zip</text:span><text:span text:style-name="T20"> in the </text:span><text:span text:style-name="T4">baraza/report</text:span><text:span text:style-name="T20"> directory:</text:span></text:p>
      <text:p text:style-name="P3"/>
      <text:p text:style-name="P7">analysis_report_additional.R; endline_threat_to_validity.R; analysis_report_details.R; analysis_report.R; original_balance.R; analysis_report_dif_in_dif.R; <text:span text:style-name="T51">bagezza_illustration.R; </text:span>updated_power_sims.R</text:p>
      <text:p text:style-name="P3"/>
      <text:p text:style-name="P4">In the <text:span text:style-name="T2">data</text:span> sub-directory, create a new directory called <text:span text:style-name="T2">public.</text:span> Extract the following files from data.zip in this <text:span text:style-name="T2">data/public </text:span>directory:</text:p>
      <text:p text:style-name="P3"/>
      <text:p text:style-name="P7">baseline.csv; endline.csv; sc_level_baseline.csv; sc_level_endline.csv; treats.csv; <text:span text:style-name="T52">bagezza.csv</text:span></text:p>
      <text:p text:style-name="P8"/>
      <text:p text:style-name="P4">in the <text:span text:style-name="T2">questionnaire</text:span> directory, extract the file:</text:p>
      <text:p text:style-name="P8"/>
      <text:p text:style-name="P8">final_list_5.csv</text:p>
      <text:p text:style-name="P8"/>
      <text:p text:style-name="P20"><text:span text:style-name="T18">In the </text:span>sc_report <text:span text:style-name="T18">directory, extract the following files:</text:span></text:p>
      <text:p text:style-name="P8"/>
      <text:p text:style-name="P21"><text:span text:style-name="T7"><text:s/>analysis.R; </text:span><text:span text:style-name="T8">balance</text:span><text:span text:style-name="T7">.R <text:s text:c="4"/></text:span></text:p>
      <text:p text:style-name="P7"/>
      <text:p text:style-name="P6"><text:span text:style-name="T20">To replicate table 1 on page 26, run the R-script entitled </text:span><text:span text:style-name="T4">original_balance.R</text:span><text:span text:style-name="T20">. It is important that this script is run from the <text:s/></text:span><text:span text:style-name="T4">baraza/report</text:span><text:span text:style-name="T20"> directory. That is open the R command line in this directory, or when using </text:span><text:span text:style-name="T21">Rstudio, change the working directory to the </text:span><text:span text:style-name="T5">report</text:span><text:span text:style-name="T21"> directory. Also make sure all packages are installed such that:</text:span></text:p>
      <text:p text:style-name="P13"/>
      <text:p text:style-name="P6"><text:span text:style-name="T21">l</text:span><text:span text:style-name="T5">ibrary(dplyr)</text:span></text:p>
      <text:p text:style-name="P18">library(ggplot2)</text:p>
      <text:p text:style-name="P18">library(MatchIt) </text:p>
      <text:p text:style-name="P18">library(multiwayvcov)</text:p>
      <text:p text:style-name="P18">library(plm)</text:p>
      <text:p text:style-name="P18"><text:soft-page-break/>library(lmtest)</text:p>
      <text:p text:style-name="P18">library(clubSandwich)</text:p>
      <text:p text:style-name="P18">library(moments)</text:p>
      <text:p text:style-name="P18">library(doParallel)</text:p>
      <text:p text:style-name="P9"/>
      <text:p text:style-name="P4">does not produce any errors.</text:p>
      <text:p text:style-name="P4"/>
      <text:p text:style-name="P10"><text:span text:style-name="T22">The first part of the script, up to line 380, replicates table 1. Results are stored in two data frames. df_averages is a 2</text:span><text:span text:style-name="T25">x</text:span><text:span text:style-name="T22">10 matrix corresponding to the first columen in table 1, reporting sample means and standard errors. df_ols is a 6</text:span><text:span text:style-name="T25">x</text:span><text:span text:style-name="T22">5</text:span><text:span text:style-name="T25">x</text:span><text:span text:style-name="T22">10 array that collects results for the rest of the table. The first index (1 to 6) returns parameter estimate, standard error, p-value, lower CI, upper CI, and number of observations. The second index (1 to 5) corresponds to the hypothesis tested. We tested five (but report only 4). </text:span><text:span text:style-name="T23">The first corresponds to the </text:span><text:span text:style-name="T24">sub-county</text:span><text:span text:style-name="T23"> level baraza impact, the second </text:span><text:span text:style-name="T24">isolates</text:span><text:span text:style-name="T23"> the information component and the third to the deliberation component. The fifth compares </text:span><text:span text:style-name="T24">subcounty</text:span><text:span text:style-name="T23"> level barazas to district level barazas. The fourth is not reported in the report, and compares district level barazas to control areas. </text:span><text:span text:style-name="T22">Th</text:span><text:span text:style-name="T23">e</text:span><text:span text:style-name="T22"> final index (1 to 10 in this case) correspond to the 10 characteristics for which balance is assessed (household size,…, number of children in public schools). </text:span></text:p>
      <text:p text:style-name="P14"/>
      <text:p text:style-name="P12"><text:span text:style-name="T22">A </text:span><text:span text:style-name="T25">second part of the </text:span><text:span text:style-name="T4">original_balance.R</text:span><text:span text:style-name="T20"> </text:span><text:span text:style-name="T25">script, from line 380 to line 466 tests balance between planned but not treated sub-counties and planned controls. This is reported in table 16 on page 62. The results are stored in an array called </text:span><text:span text:style-name="T6">df_balance. </text:span><text:span text:style-name="T25">This is a 6x3x10 array. As above, the</text:span><text:span text:style-name="T22"> first index (1 to 6) returns parameter estimate, standard error, p-value, lower CI, upper CI, and number of observations. The second index (1 to </text:span><text:span text:style-name="T25">3</text:span><text:span text:style-name="T22">) corresponds to the hypothesis tested. </text:span><text:span text:style-name="T25">As partial rollout only affected sub-county level baraza, we only report results for three cases:</text:span><text:span text:style-name="T22"> </text:span><text:span text:style-name="T23">The first corresponds to the </text:span><text:span text:style-name="T24">sub-county</text:span><text:span text:style-name="T23"> level baraza impact, the second </text:span><text:span text:style-name="T24">isolates</text:span><text:span text:style-name="T23"> the information component and the third to the deliberation component. </text:span><text:span text:style-name="T22">Th</text:span><text:span text:style-name="T23">e</text:span><text:span text:style-name="T22"> final index (1 to 10 in this case) correspond to the 10 characteristics for which balance is assessed (household size,…, number of children in public schools). </text:span><text:span text:style-name="T25">Means in the table are simply the ones from table 1 (stored in </text:span><text:span text:style-name="T6">df_averages</text:span><text:span text:style-name="T25">).</text:span></text:p>
      <text:p text:style-name="P15"/>
      <text:p text:style-name="P11"><text:span text:style-name="T18">The last part of the script, from line 466 to 540, generates the balance table from table 1 again, but now for the final sample. This corresponds to table 2 on page 27. Results are stores in </text:span><text:span text:style-name="T26">df_ols_end, a </text:span><text:span text:style-name="T22">6</text:span><text:span text:style-name="T18">x</text:span><text:span text:style-name="T22">5</text:span><text:span text:style-name="T18">x</text:span><text:span text:style-name="T22">10 array </text:span><text:span text:style-name="T26">similar to df_ols. <text:s/></text:span><text:span text:style-name="T22">The first index (1 to 6) returns parameter estimate, standard error, p-value, lower CI, upper CI, and number of observations. The second index (1 to 5) corresponds to the hypothesis tested. We tested five (but report only 4). </text:span><text:span text:style-name="T23">The first corresponds to the </text:span><text:span text:style-name="T24">sub-county</text:span><text:span text:style-name="T23"> level baraza impact, the second </text:span><text:span text:style-name="T24">isolates</text:span><text:span text:style-name="T23"> the information component and the third to the deliberation component. The fifth compares </text:span><text:span text:style-name="T24">subcounty</text:span><text:span text:style-name="T23"> level barazas to district level barazas. The fourth is not reported in the report, and compares district level barazas to control areas. </text:span><text:span text:style-name="T22">Th</text:span><text:span text:style-name="T23">e</text:span><text:span text:style-name="T22"> final index (1 to 10 in this case) correspond to the 10 characteristics for which balance is assessed (household size,…, number of children in public schools). </text:span><text:span text:style-name="T26">We also report sample averages for the final sample, stored in df_averages_end, a 2x10 matrix similar to df_avarages. </text:span></text:p>
      <text:p text:style-name="P16"/>
      <text:p text:style-name="P21"><text:span text:style-name="T27">To replicate table 3 on page 28, </text:span><text:span text:style-name="T9">balance</text:span><text:span text:style-name="T8">.R</text:span><text:span text:style-name="T27"> needs to be executed from the </text:span><text:span text:style-name="T8">baraza/sc_report</text:span><text:span text:style-name="T27"> directory.</text:span></text:p>
      <text:p text:style-name="P16"/>
      <text:p text:style-name="P17">We then turn to the confirmatory analysis, which is summarized in Figure 7. This figure is generated <text:span text:style-name="T49">at the end of the file </text:span><text:span text:style-name="T10">analysis_report.R</text:span><text:span text:style-name="T50"> in the </text:span><text:span text:style-name="T10">report</text:span><text:span text:style-name="T50"> directory. It is important to note that the confidence intervals of the figure may differ depending on whether permutation based inference is used or not (in which case we use confidence intervals based on cluster adjusted standard errors). This is controlled by a global switch at line 22 (</text:span><text:span text:style-name="T10">RI_conf_switch &lt;- FALSE</text:span><text:span text:style-name="T50">). Change to TRUE if RI based confidence intervals are used as in the report. However, it should be noted that this requires considerable </text:span><text:soft-page-break/><text:span text:style-name="T50">computing power and may take long to produce results. We ran RI based analyses on Amazon Web Service computers with &gt;16 cores to take advantage of parallel computing. </text:span></text:p>
      <text:p text:style-name="P17"/>
      <text:p text:style-name="P22"><text:span text:style-name="T28">For the detailed analysis, reported in tables 4, 5, 6 and 7, we run </text:span><text:span text:style-name="T11">analysis_report_details</text:span><text:span text:style-name="T28">, also in the </text:span><text:span text:style-name="T11">report </text:span><text:span text:style-name="T28">directory. </text:span><text:span text:style-name="T29">As is the case with the other scripts, this script also stores results in an array. The array that collects parameter estimates is called df_ancova and is 6x4x52. <text:s/></text:span><text:span text:style-name="T22">The first index (1 to 6) returns parameter estimate, standard error, p-value, lower CI, upper CI, and number of observations. The second index (1 to </text:span><text:span text:style-name="T29">4</text:span><text:span text:style-name="T22">) corresponds to the hypothesis tested.</text:span><text:span text:style-name="T23">The first corresponds to the </text:span><text:span text:style-name="T24">sub-county</text:span><text:span text:style-name="T23"> level baraza impact, the second </text:span><text:span text:style-name="T24">isolates</text:span><text:span text:style-name="T23"> the information component and the third to the deliberation component. The </text:span><text:span text:style-name="T29">fourth</text:span><text:span text:style-name="T23"> compares </text:span><text:span text:style-name="T24">subcounty</text:span><text:span text:style-name="T23"> level barazas to district level barazas. <text:s/></text:span><text:span text:style-name="T29">The final index running from 1 to 52 indicates outcomes. In table 4 </text:span><text:span text:style-name="T31">which focuses on outcomes in the agricultural sector</text:span><text:span text:style-name="T29">, results for the index taking values 3 to 16 are reported. </text:span><text:span text:style-name="T30">In table 5, </text:span><text:span text:style-name="T31">which focuses on infrastructure</text:span><text:span text:style-name="T30">, we report values for the index taking values of 17 to 24 and 52. Table 6 </text:span><text:span text:style-name="T31">collects outcomes related to public health provision, which are in indices</text:span><text:span text:style-name="T30"> 25 to </text:span><text:span text:style-name="T31">41. Finally, table 7, </text:span><text:span text:style-name="T32">on the education sector, is covered by index values 42 to 51. Sample averages for all outcomes are in a separate data frame called df_averages.</text:span></text:p>
      <text:p text:style-name="P17"/>
      <text:p text:style-name="P23"><text:span text:style-name="T32">The report then proceeds to look at additional outcomes. </text:span><text:span text:style-name="T33">To replicate these results, </text:span><text:span text:style-name="T12">analysis_report_additional.R</text:span><text:span text:style-name="T33"> needs to be run from the </text:span><text:span text:style-name="T12">report</text:span><text:span text:style-name="T33"> directory. Also here, results are collected in an array called </text:span><text:span text:style-name="T12">df_ancova</text:span><text:span text:style-name="T33"> with dimensions 6x4x43. The last index again indicates the outcome. Table 9, looking at impact on participation in elections, is stored in indices 1 to 8. Index positions 9 to 14 correspond to the results reported in table 8. </text:span><text:span text:style-name="T34">Index values running from 30 to 43 correspond to outcomes related to contributions, that are reported in table 10. Finally, index values 15 to 29 correspond to results reported in table 11.</text:span></text:p>
      <text:p text:style-name="P23"><text:span text:style-name="T34"/></text:p>
      <text:p text:style-name="P24"><text:span text:style-name="T34">W</text:span><text:span text:style-name="T18">e then turn to the analysis of sub-county level information that was collected from officials. </text:span><text:span text:style-name="T35">To replicate results that are reported in tables 12 to 15, the script </text:span><text:span text:style-name="T13">analysis.R</text:span><text:span text:style-name="T35"> that can be found in the </text:span><text:span text:style-name="T13">sc_report</text:span><text:span text:style-name="T35"> directory. Information is collected in 3 different arrays, depending on how missing variables are treated (df_ancova, df_ols_NAcouldbe0, df_ols_nobaseline). What value us reported in the table is indicated as footnotes.</text:span></text:p>
      <text:p text:style-name="P24"><text:span text:style-name="T35"/></text:p>
      <text:p text:style-name="P25"><text:span text:style-name="T35">N</text:span><text:span text:style-name="T39">ext, we look at treatment heterogeneity. This is done through figures similar to the overall impact reported in figure 7. This is done by re-running </text:span><text:span text:style-name="T10">analysis_report.R</text:span><text:span text:style-name="T36"> </text:span><text:span text:style-name="T39">and changing the </text:span><text:span text:style-name="T14">hetero </text:span><text:span text:style-name="T39">switch </text:span><text:span text:style-name="T38">(line 21)</text:span><text:span text:style-name="T14">.</text:span><text:span text:style-name="T39"> </text:span><text:span text:style-name="T37">Running the code with the swith set to 1 yields figure 8. Running the code with the switch set to 2 yields </text:span><text:span text:style-name="T38">figure 10. Figure 11 is obtained by running the code with the switch equal to 3. Figure 11 is obtained by running the code with the switch equal to 4.</text:span></text:p>
      <text:p text:style-name="P25"><text:span text:style-name="T38"/></text:p>
      <text:p text:style-name="P26"><text:span text:style-name="T38">T</text:span><text:span text:style-name="T40">able 17 considers threads to validity by looking at difference between planned but not treated sub-counties and planned controls at endline. These estimates are obtained by running </text:span><text:span text:style-name="T15">endline_threat_to_validity.R.</text:span><text:span text:style-name="T40"> </text:span><text:span text:style-name="T41">Results are collected in an array called </text:span><text:span text:style-name="T16">df_balance</text:span><text:span text:style-name="T41">. However, the table only report estimates for the indices, which correspond to index 7 for agriculture, index 13 for infrastructure, index 21 for health, 29 for education and 30 for the overall index.</text:span></text:p>
      <text:p text:style-name="P27"><text:span text:style-name="T41"/></text:p>
      <text:p text:style-name="P28"><text:span text:style-name="T41">T</text:span><text:span text:style-name="T43">he report ends with a matching analysis. </text:span><text:span text:style-name="T42">The analysis for that part is contained in </text:span><text:span text:style-name="T17">analysis_report_dif_in_dif.R</text:span><text:span text:style-name="T42">. Figure 13 is obtained by running </text:span><text:span text:style-name="T17">bagezza_illustration.R</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2T10:16:53.807828515</meta:creation-date>
    <dc:date>2020-07-22T18:13:05.745639453</dc:date>
    <meta:editing-duration>PT2H36M54S</meta:editing-duration>
    <meta:editing-cycles>12</meta:editing-cycles>
    <meta:generator>LibreOffice/6.4.4.2$Linux_X86_64 LibreOffice_project/40$Build-2</meta:generator>
    <meta:document-statistic meta:table-count="0" meta:image-count="0" meta:object-count="0" meta:page-count="3" meta:paragraph-count="34" meta:word-count="1572" meta:character-count="10080" meta:non-whitespace-character-count="8528"/>
  </office:meta>
</office:document-meta>
</file>